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E00000358F74298FE2C65FC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ffd320" draw:marker-start-width="0.66cm" draw:marker-end-width="0.66cm" draw:fill="none" draw:textarea-horizontal-align="justify" draw:textarea-vertical-align="middle" draw:auto-grow-height="false" fo:min-height="0.229cm" fo:min-width="2.657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min-height="0.229cm" fo:min-width="10.552cm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min-height="0.229cm" fo:min-width="5.21cm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min-height="0.513cm" fo:min-width="10.377cm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ffd320" draw:marker-start-width="0.66cm" draw:marker-end-width="0.66cm" draw:fill="none" draw:textarea-horizontal-align="justify" draw:textarea-vertical-align="middle" draw:auto-grow-height="false" fo:min-height="0.75cm" fo:min-width="10.395cm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min-height="0.639cm" fo:min-width="10.285cm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min-height="0.229cm" fo:min-width="6.093cm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ffd320" draw:marker-start-width="0.66cm" draw:marker-end-width="0.66cm" draw:fill="none" draw:textarea-horizontal-align="justify" draw:textarea-vertical-align="middle" draw:auto-grow-height="false" fo:min-height="0.229cm" fo:min-width="6.328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d320" draw:marker-start-width="0.66cm" draw:marker-end-width="0.66cm" draw:fill="none" draw:textarea-horizontal-align="justify" draw:textarea-vertical-align="middle" draw:auto-grow-height="false" fo:min-height="0.357cm" fo:min-width="10.159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756cm" svg:x="1cm" svg:y="4.324cm">
          <draw:image xlink:href="Pictures/100002010000037E00000358F74298FE2C65FC75.png" xlink:type="simple" xlink:show="embed" xlink:actuate="onLoad" loext:mime-type="image/png">
            <text:p/>
          </draw:image>
        </draw:frame>
        <draw:custom-shape draw:style-name="gr2" draw:text-style-name="P2" draw:layer="layout" svg:width="4.679cm" svg:height="0.891cm" svg:x="4.501cm" svg:y="8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679cm" svg:height="0.891cm" svg:x="4.947cm" svg:y="9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5.842cm" svg:height="0.891cm" svg:x="4.456cm" svg:y="10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8.288cm" svg:height="0.891cm" svg:x="5.281cm" svg:y="11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5.597cm" svg:height="1.293cm" svg:x="4.879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5.621cm" svg:height="1.628cm" svg:x="4.7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5.465cm" svg:height="1.471cm" svg:x="5.013cm" svg:y="16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9.537cm" svg:height="0.891cm" svg:x="5.191cm" svg:y="2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9.537cm" svg:height="0.891cm" svg:x="5.147cm" svg:y="2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7cm" svg:height="0.891cm" svg:x="5.348cm" svg:y="18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5.287cm" svg:height="1.071cm" svg:x="5.303cm" svg:y="1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1T13:34:50.460613813</dc:date>
    <dc:creator>Jesus Gonzalez-Barahona</dc:creator>
    <meta:editing-duration>PT2M7S</meta:editing-duration>
    <meta:editing-cycles>1</meta:editing-cycles>
    <meta:document-statistic meta:object-count="12"/>
    <meta:generator>LibreOffice/6.1.5.2$Linux_X86_64 LibreOffice_project/10$Build-2</meta:generator>
  </office:meta>
</office:document-meta>
</file>